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Standard" style:master-page-name="">
      <loext:graphic-properties draw:fill="none"/>
      <style:paragraph-properties fo:margin-left="1.199cm" fo:margin-right="0cm" fo:orphans="2" fo:widows="2" fo:text-indent="0cm" style:auto-text-indent="false" style:page-number="auto" fo:background-color="transparent"/>
      <style:text-properties fo:font-variant="normal" fo:text-transform="none" fo:color="#222222" loext:opacity="100%" style:font-name="Arial" fo:font-size="12pt" fo:letter-spacing="normal" fo:font-style="normal" fo:font-weight="normal"/>
    </style:style>
    <style:style style:name="P3" style:family="paragraph" style:parent-style-name="Standard">
      <loext:graphic-properties draw:fill="none"/>
      <style:paragraph-properties fo:margin-left="1.199cm" fo:margin-right="0cm" fo:orphans="2" fo:widows="2" fo:text-indent="0cm" style:auto-text-indent="false" fo:background-color="transparent"/>
      <style:text-properties fo:font-variant="normal" fo:text-transform="none" fo:color="#222222" loext:opacity="100%" style:font-name="Arial"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officeooo:rsid="0002b0fe" officeooo:paragraph-rsid="0002b0fe"/>
    </style:style>
    <style:style style:name="P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italic" fo:font-weight="normal" officeooo:rsid="0002b0fe" officeooo:paragraph-rsid="0002b0fe" style:font-style-asian="italic" style:font-style-complex="italic"/>
    </style:style>
    <style:style style:name="T1" style:family="text">
      <style:text-properties officeooo:rsid="0002b35c"/>
    </style:style>
    <style:style style:name="T2" style:family="text">
      <style:text-properties fo:font-weight="bold" style:font-weight-asian="bold" style:font-weight-complex="bold"/>
    </style:style>
    <style:style style:name="T3" style:family="text">
      <style:text-properties officeooo:rsid="00039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announcement to the congregation re admin appeal <text:s/><text:span text:style-name="T3">12 <text:s/>February 2023</text:span></text:p>
      <text:p text:style-name="P1"/>
      <text:p text:style-name="P4">Acts 6:1-4 appointment of deacons</text:p>
      <text:p text:style-name="P5">In those days when the number of disciples was increasing, the Hellenistic Jews among them complained against the Hebraic Jews because their widows were being overlooked in the daily distribution of food. So the Twelve gathered all the disciples together and said, “It would not be right for us to neglect the ministry of the word of God in order to wait on tables. Brothers and sisters, choose seven men from among you who are known to be full of the Spirit and wisdom. We will turn this responsibility over to them and will give our attention to prayer and the ministry of the word.”</text:p>
      <text:p text:style-name="P4"/>
      <text:p text:style-name="P4">Being a congregation of the PCA, we already do some of this by having a Board of Management to look after the property and a Treasurer to attend to the finances. But we live in times which pressure us into thinking that all the work of ministry, including administration, is part of the “job description” of the minister of a parish. But I want to apply this scripture passage a bit more broadly, to include a lot of the general administration that is required of a parish.</text:p>
      <text:p text:style-name="P1"/>
      <text:p text:style-name="P1">In recent weeks we have appealed to the congregation to raise $5,000 in interim funding for a part-time admin support worker. So far we have only raised $270, so the board considered that it may be helpful to <text:span text:style-name="T2">outline more clearly the reasons for this appeal.</text:span></text:p>
      <text:p text:style-name="P1"/>
      <text:p text:style-name="P1">Barry has significant external ministry commitments to the denomination as an office holder with expertise in finance and governance. His current denominational involvement includes the following:</text:p>
      <text:p text:style-name="P1"/>
      <text:p text:style-name="P2">Chairman, PVC Trusts Corporation</text:p>
      <text:p text:style-name="P3">--- Convenor of sub-committee dealing with historic sexual abuse cases as respondent (2 currently running)</text:p>
      <text:p text:style-name="P3">Convener, Board of Investment and Finance</text:p>
      <text:p text:style-name="P3">--- Convener of sub-committee dealing dealing with transfer of Kirkbrae to the a new entity (Presbyterian Care Victoria Ltd)</text:p>
      <text:p text:style-name="P3">--- Convener, Audit Committee (a standing sub-committee of BIF)</text:p>
      <text:p text:style-name="P3">Convenor, Ad Hoc Committee for Options re Assembly Hall (re PCV's 37% ownership)</text:p>
      <text:p text:style-name="P3">Member, Ad Hoc New Entity Committee (new corporate structure to manage PCV's temporal affairs) -- BIF has done all the background work on this</text:p>
      <text:p text:style-name="P3">Member, Presbytery of Melbourne East</text:p>
      <text:p text:style-name="P3">--- Convener, Strategy Committee (a committee of Presbytery)</text:p>
      <text:p text:style-name="P3">--- Member, Business Committee (Presbytery)</text:p>
      <text:p text:style-name="P1"/>
      <text:p text:style-name="P1">The releasing of Barry for this wider denominational role forms a very valuable part of our missional work as a congregation. Although we haven’t identified ourselves as a “sending church,” in effect we are releasing Barry for important external ministry work.</text:p>
      <text:p text:style-name="P1"/>
      <text:p text:style-name="P1">Currently Barry works around 60-65 hours per week. This consists mostly of pastoral care, sermon preparation, denominational commitments and admin.</text:p>
      <text:p text:style-name="P1"/>
      <text:p text:style-name="P1">Session and Board are proposing to lighten the admin component of Barry’s workload by employing an admin support worker for 1-2 days per week. Most churches, including small churches, regard admin support as essential for the running of a church.</text:p>
      <text:p text:style-name="P1"/>
      <text:p text:style-name="P1"><text:soft-page-break/>Session and Board regard this as a high priority given the significant and unsustainable demands on Barry at present.</text:p>
      <text:p text:style-name="P1"/>
      <text:p text:style-name="P1">His present workload leaves Barry at risk of burnout. At the same time, recent survey feedback <text:span text:style-name="T1">from the Church Revitalization work i</text:span>dentified a need for additional pastoral care.</text:p>
      <text:p text:style-name="P1"/>
      <text:p text:style-name="P1">We expect the General Assembly to make financial relief available in recognition of Barry’s significant time commitment there. In the meantime we are seeking to raise $5,000 seed money to fund an admin support worker.</text:p>
      <text:p text:style-name="P1"/>
      <text:p text:style-name="P1">If you have any questions or comments, please chat with me or one of the board members after the servi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9:09:56.489300717</meta:creation-date>
    <dc:date>2023-02-11T19:23:20.619364615</dc:date>
    <meta:editing-duration>PT3M13S</meta:editing-duration>
    <meta:editing-cycles>2</meta:editing-cycles>
    <meta:generator>LibreOffice/7.3.7.2$Linux_X86_64 LibreOffice_project/30$Build-2</meta:generator>
    <meta:document-statistic meta:table-count="0" meta:image-count="0" meta:object-count="0" meta:page-count="2" meta:paragraph-count="23" meta:word-count="591" meta:character-count="3612" meta:non-whitespace-character-count="3042"/>
  </office:meta>
</office:document-meta>
</file>